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0e424" officeooo:paragraph-rsid="00045d4c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officeooo:rsid="0000e424" officeooo:paragraph-rsid="000802f9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officeooo:rsid="0000e424" officeooo:paragraph-rsid="0000e424" style:font-size-asian="21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0e424" officeooo:paragraph-rsid="000802f9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officeooo:paragraph-rsid="0000e424"/>
    </style:style>
    <style:style style:name="P6" style:family="paragraph" style:parent-style-name="Standard">
      <style:paragraph-properties fo:margin-top="0.201cm" fo:margin-bottom="0.201cm" loext:contextual-spacing="false" fo:text-align="center" style:justify-single-word="false"/>
      <style:text-properties fo:font-size="16pt" officeooo:rsid="0000e424" officeooo:paragraph-rsid="000802f9" style:font-size-asian="16pt" style:font-size-complex="16pt"/>
    </style:style>
    <style:style style:name="T1" style:family="text">
      <style:text-properties fo:font-size="48pt" officeooo:rsid="0000e424" style:font-size-asian="48pt" style:font-size-complex="48pt"/>
    </style:style>
    <style:style style:name="T2" style:family="text">
      <style:text-properties fo:font-size="48pt" officeooo:rsid="00b829de" style:font-size-asian="48pt" style:font-size-complex="48pt"/>
    </style:style>
    <style:style style:name="T3" style:family="text">
      <style:text-properties fo:font-size="48pt" officeooo:rsid="00b8f05f" style:font-size-asian="48pt" style:font-size-complex="48pt"/>
    </style:style>
    <style:style style:name="T4" style:family="text">
      <style:text-properties officeooo:rsid="00b8f05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5"><text:span text:style-name="T1"><text:s/></text:span><text:span text:style-name="T3">Notes</text:span></text:p>
      <text:p text:style-name="P1"/>
      <text:p text:style-name="P1"/>
      <text:p text:style-name="P1"/>
      <text:p text:style-name="P1"/>
      <text:p text:style-name="P1"/>
      <text:p text:style-name="P1"/>
      <text:p text:style-name="P2"><text:s text:c="2"/>_ _ / 20 _ _</text:p>
      <text:p text:style-name="P4"/>
      <text:p text:style-name="P6"><text:s text:c="3"/>_ _ _ _ _ _ _ _ _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39cm" style:writing-mode="lr-tb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49cm" style:type="center"/>
          <style:tab-stop style:position="6.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49cm" style:type="center"/>
          <style:tab-stop style:position="6.5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0.5cm" fo:page-height="14.801cm" style:num-format="1" style:print-orientation="portrait" fo:margin-top="0.4cm" fo:margin-bottom="0.4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08:25:39.379608280</meta:creation-date>
    <dc:date>2022-08-09T09:11:26.432425358</dc:date>
    <meta:editing-duration>P2DT2H39M38S</meta:editing-duration>
    <meta:editing-cycles>9</meta:editing-cycles>
    <meta:generator>LibreOffice/6.4.7.2$Linux_X86_64 LibreOffice_project/40$Build-2</meta:generator>
    <meta:print-date>2022-08-06T18:20:07.312093330</meta:print-date>
    <meta:document-statistic meta:table-count="0" meta:image-count="0" meta:object-count="0" meta:page-count="1" meta:paragraph-count="3" meta:word-count="16" meta:character-count="40" meta:non-whitespace-character-count="21"/>
  </office:meta>
</office:document-meta>
</file>